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2.893cm" style:rel-column-width="1640*"/>
    </style:style>
    <style:style style:name="Table1.B" style:family="table-column">
      <style:table-column-properties style:column-width="6.103cm" style:rel-column-width="3460*"/>
    </style:style>
    <style:style style:name="Table1.C" style:family="table-column">
      <style:table-column-properties style:column-width="8.005cm" style:rel-column-width="453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3bd" officeooo:paragraph-rsid="001e03bd"/>
    </style:style>
    <style:style style:name="P2" style:family="paragraph" style:parent-style-name="Standard">
      <style:paragraph-properties fo:text-align="center" style:justify-single-word="false"/>
      <style:text-properties officeooo:rsid="001e03bd" officeooo:paragraph-rsid="001e03bd"/>
    </style:style>
    <style:style style:name="P3" style:family="paragraph" style:parent-style-name="Standard">
      <style:text-properties officeooo:rsid="001ff4ef" officeooo:paragraph-rsid="001ff4ef"/>
    </style:style>
    <style:style style:name="P4" style:family="paragraph" style:parent-style-name="Standard">
      <style:text-properties officeooo:rsid="001ff738" officeooo:paragraph-rsid="001ff738"/>
    </style:style>
    <style:style style:name="P5" style:family="paragraph" style:parent-style-name="Standard">
      <style:text-properties officeooo:rsid="00202f57" officeooo:paragraph-rsid="00202f57"/>
    </style:style>
    <style:style style:name="T1" style:family="text">
      <style:text-properties officeooo:rsid="00202f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Name</text:p>
          </table:table-cell>
          <table:table-cell table:style-name="Table1.C1" office:value-type="string">
            <text:p text:style-name="P2">Link</text:p>
          </table:table-cell>
        </table:table-row>
        <table:table-row>
          <table:table-cell table:style-name="Table1.A2" office:value-type="string">
            <text:p text:style-name="P2">Lumi Plot </text:p>
          </table:table-cell>
          <table:table-cell table:style-name="Table1.A2" office:value-type="string">
            <text:p text:style-name="P2">int_lumi_cumulative_pp_2.pdf</text:p>
          </table:table-cell>
          <table:table-cell table:style-name="Table1.C2" office:value-type="string">
            <text:p text:style-name="P2">https://twiki.cern.ch/twiki/bin/view/CMSPublic/LumiPublicResults#Multi_year_plots</text:p>
          </table:table-cell>
        </table:table-row>
      </table:table>
      <text:p text:style-name="P1"/>
      <text:p text:style-name="P1"/>
      <text:p text:style-name="P5">Introduction : Aim, Higgs, End line <text:s/></text:p>
      <text:p text:style-name="P4">LHC : <text:span text:style-name="T1">Design , </text:span></text:p>
      <text:p text:style-name="P4"><text:s/>Beams</text:p>
      <text:p text:style-name="P4">Energies</text:p>
      <text:p text:style-name="P5">Acceleration flow </text:p>
      <text:p text:style-name="P4">Detect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1:33:42.866738549</meta:creation-date>
    <dc:date>2017-12-12T12:58:11.516432266</dc:date>
    <meta:editing-duration>PT1H4M19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2" meta:word-count="22" meta:character-count="231" meta:non-whitespace-character-count="215"/>
  </office:meta>
</office:document-meta>
</file>